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3704" officeooo:paragraph-rsid="00123704"/>
    </style:style>
    <style:style style:name="P2" style:family="paragraph" style:parent-style-name="Table_20_Contents">
      <style:text-properties officeooo:rsid="00128f9a" officeooo:paragraph-rsid="00128f9a"/>
    </style:style>
    <style:style style:name="P3" style:family="paragraph" style:parent-style-name="Standard">
      <style:text-properties officeooo:rsid="000d99eb" officeooo:paragraph-rsid="000d99eb"/>
    </style:style>
    <style:style style:name="P4" style:family="paragraph" style:parent-style-name="Standard">
      <style:text-properties officeooo:rsid="00138810" officeooo:paragraph-rsid="00138810"/>
    </style:style>
    <style:style style:name="T1" style:family="text">
      <style:text-properties officeooo:rsid="00128f9a"/>
    </style:style>
    <style:style style:name="T2" style:family="text">
      <style:text-properties officeooo:rsid="0014650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ject1" text:anchor-type="as-char" svg:width="0.915cm" svg:height="0.469cm" draw:z-index="0"><draw:object xlink:href="./Object 1" xlink:type="simple" xlink:show="embed" xlink:actuate="onLoad"/><draw:image xlink:href="./ObjectReplacements/Object 1" xlink:type="simple" xlink:show="embed" xlink:actuate="onLoad"/><svg:title>test formula</svg:title><svg:desc>This is a formula</svg:desc></draw:frame></text:p>
      <text:p text:style-name="P3"><draw:frame draw:style-name="fr1" draw:name="Object2" text:anchor-type="as-char" svg:width="0.49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<text:span text:style-name="T1">1</text:span></text:p>
          </table:table-cell>
          <table:table-cell table:style-name="Table1.B1" office:value-type="string">
            <text:p text:style-name="P2">a2</text:p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B2" office:value-type="string">
            <text:p text:style-name="P2">b2</text:p>
          </table:table-cell>
        </table:table-row>
      </table:table>
      <text:p text:style-name="P3"/>
      <text:p text:style-name="P3"/>
      <text:p text:style-name="P4">Esto es un parrrafo todo loco <text:span text:style-name="T2">dasdasdasd asd asd asd a sda sdasdasd adsasd asd asd asd as da sdasdasd asdasdas dasd asd asd asd asd ads asd asd a dsa sd asd ads a ds as dad d as d asd a d asd a ds asd d a sd a sd a sd a sd asd a sd a sd asd a ds d asd a sd asd <text:s/>ads asd a s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21:17:05.573725215</meta:creation-date>
    <dc:date>2016-04-11T22:36:13.168082729</dc:date>
    <dc:creator>Manuel Velez</dc:creator>
    <meta:editing-duration>PT3H46M48S</meta:editing-duration>
    <meta:editing-cycles>10</meta:editing-cycles>
    <meta:generator>LibreOffice/5.0.5.2$Linux_X86_64 LibreOffice_project/00m0$Build-2</meta:generator>
    <meta:document-statistic meta:table-count="1" meta:image-count="0" meta:object-count="2" meta:page-count="1" meta:paragraph-count="7" meta:word-count="78" meta:character-count="283" meta:non-whitespace-character-count="208"/>
  </office:meta>
</office:document-meta>
</file>

<file path=Object 1/content.xml><?xml version="1.0" encoding="utf-8"?>
<math xmlns="http://www.w3.org/1998/Math/MathML" display="block">
  <semantics>
    <mrow>
      <mn>1</mn>
      <mo stretchy="false">+</mo>
      <mn>2</mn>
    </mrow>
    <annotation encoding="StarMath 5.0">1 + 2 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